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3.3in"/>
    </style:style>
    <style:style style:name="Table1.B" style:family="table-column">
      <style:table-column-properties style:column-width="0.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Table1.A2" style:family="table-cell">
      <style:table-cell-properties style:vertical-align="top" fo:padding="0in" fo:border="none" style:writing-mode="lr-tb"/>
    </style:style>
    <style:style style:name="Table1.5" style:family="table-row">
      <style:table-row-properties style:min-row-height="0.2813in" fo:keep-together="auto"/>
    </style:style>
    <style:style style:name="Table1.A7" style:family="table-cell">
      <style:table-cell-properties style:vertical-align="top" fo:padding="0in" fo:border-left="none" fo:border-right="none" fo:border-top="none" fo:border-bottom="1.5pt solid #000000" style:writing-mode="lr-tb"/>
    </style:style>
    <style:style style:name="Table2" style:family="table">
      <style:table-properties style:width="7in" fo:margin-left="0.0056in" table:align="left" style:writing-mode="lr-tb"/>
    </style:style>
    <style:style style:name="Table2.A" style:family="table-column">
      <style:table-column-properties style:column-width="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line-height="0.1193in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font-size="9pt" style:font-size-asian="9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pt" style:font-size-asian="9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text-properties officeooo:rsid="0010f5a3" officeooo:paragraph-rsid="0010f5a3"/>
    </style:style>
    <style:style style:name="P10" style:family="paragraph" style:parent-style-name="Standard">
      <style:text-properties officeooo:rsid="0011187b" officeooo:paragraph-rsid="0011187b"/>
    </style:style>
    <style:style style:name="P11" style:family="paragraph" style:parent-style-name="Standard">
      <style:text-properties officeooo:rsid="0011187b" officeooo:paragraph-rsid="00128f44"/>
    </style:style>
    <style:style style:name="P12" style:family="paragraph" style:parent-style-name="Standard">
      <style:text-properties officeooo:rsid="00151cba" officeooo:paragraph-rsid="00151cba"/>
    </style:style>
    <style:style style:name="P13" style:family="paragraph" style:parent-style-name="Standard">
      <style:text-properties officeooo:rsid="0015ddb6" officeooo:paragraph-rsid="0015ddb6"/>
    </style:style>
    <style:style style:name="P14" style:family="paragraph" style:parent-style-name="Standard">
      <style:paragraph-properties fo:text-align="center" style:justify-single-word="false"/>
      <style:text-properties officeooo:rsid="00162648" officeooo:paragraph-rsid="00162648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margin-left="0.5in" fo:margin-right="0in" fo:text-indent="0.5in" style:auto-text-indent="false"/>
    </style:style>
    <style:style style:name="P17" style:family="paragraph" style:parent-style-name="Heading_20_1">
      <style:text-properties officeooo:rsid="0010bb18" officeooo:paragraph-rsid="0010bb18"/>
    </style:style>
    <style:style style:name="P18" style:family="paragraph" style:parent-style-name="Heading_20_3">
      <style:text-properties style:text-underline-style="none" officeooo:rsid="0010f5a3" officeooo:paragraph-rsid="0010f5a3"/>
    </style:style>
    <style:style style:name="P19" style:family="paragraph" style:parent-style-name="Standard" style:list-style-name="L1">
      <style:text-properties officeooo:rsid="00151cba" officeooo:paragraph-rsid="00151cba"/>
    </style:style>
    <style:style style:name="P20" style:family="paragraph" style:parent-style-name="Standard" style:list-style-name="L2">
      <style:text-properties officeooo:rsid="00151cba" officeooo:paragraph-rsid="00151cba"/>
    </style:style>
    <style:style style:name="P21" style:family="paragraph" style:parent-style-name="Standard" style:master-page-name="Convert_20_2">
      <style:paragraph-properties fo:text-align="center" style:justify-single-word="false" style:page-number="auto"/>
    </style:style>
    <style:style style:name="P22" style:family="paragraph" style:parent-style-name="Heading_20_1" style:master-page-name="Standard">
      <style:paragraph-properties style:page-number="auto"/>
    </style:style>
    <style:style style:name="P2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-asian="Arial"/>
    </style:style>
    <style:style style:name="T2" style:family="text">
      <style:text-properties fo:font-size="9pt" fo:font-weight="bold" style:font-size-asian="9pt" style:font-weight-asian="bold"/>
    </style:style>
    <style:style style:name="T3" style:family="text">
      <style:text-properties fo:font-size="9pt" style:font-size-asian="9pt"/>
    </style:style>
    <style:style style:name="T4" style:family="text">
      <style:text-properties fo:font-size="9pt" style:text-underline-style="solid" style:text-underline-width="auto" style:text-underline-color="font-color" fo:font-weight="bold" style:font-size-asian="9pt" style:font-weight-asian="bold"/>
    </style:style>
    <style:style style:name="T5" style:family="text">
      <style:text-properties officeooo:rsid="0010bb18"/>
    </style:style>
    <style:style style:name="T6" style:family="text">
      <style:text-properties officeooo:rsid="00164810"/>
    </style:style>
    <style:style style:name="T7" style:family="text"/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Normal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1"/>
      <text:section text:style-name="Sect1" text:name="Section1">
        <text:h text:style-name="P17" text:outline-level="1">Introduction to Scratch - Broadcasts</text:h>
        <text:p text:style-name="P4"><text:span text:style-name="T1"><text:s/></text:span>(<text:span text:style-name="T5">1.5 hours</text:span>)</text:p>
        <text:p text:style-name="Standard"><text:tab/></text:p>
        <text:p text:style-name="Standard"><text:span text:style-name="Heading_20_2_20_Char">OBJECTIVES:</text:span><text:tab/>1. <text:span text:style-name="T5">Student will learn how to use more than one sprite at a time</text:span></text:p>
        <text:p text:style-name="P16">2. <text:span text:style-name="T5">Student will learn how to signal between sprites to coordinate events on screen</text:span></text:p>
        <text:p text:style-name="Standard"/>
        <text:p text:style-name="Standard"><text:span text:style-name="Heading_20_2_20_Char">OVERVIEW FOR TRAINERS:</text:span> <text:span text:style-name="T6">Learning to have sprites signal each other to coordinate actions, results of actions, etc.</text:span> <text:s text:c="4"/></text:p>
        <table:table table:name="Table1" table:style-name="Table1">
          <table:table-column table:style-name="Table1.A"/>
          <table:table-column table:style-name="Table1.B"/>
          <table:table-column table:style-name="Table1.A"/>
          <table:table-row table:style-name="Table1.1">
            <table:table-cell table:style-name="Table1.A1" office:value-type="string">
              <text:h text:style-name="Heading_20_2" text:outline-level="2">METHOD</text:h>
            </table:table-cell>
            <table:table-cell table:style-name="Table1.A1" office:value-type="string">
              <text:h text:style-name="Heading_20_2" text:outline-level="2">TIME</text:h>
            </table:table-cell>
            <table:table-cell table:style-name="Table1.A1" office:value-type="string">
              <text:h text:style-name="Heading_20_2" text:outline-level="2">KNOWLEDGE</text:h>
            </table:table-cell>
          </table:table-row>
          <table:table-row table:style-name="Table1.1">
            <table:table-cell table:style-name="Table1.A2" office:value-type="string">
              <text:h text:style-name="P18" text:outline-level="3">Demonstrate the DrawingSquaresAndTriangles program</text:h>
              <text:p text:style-name="Standard"/>
              <text:p text:style-name="Standard">----SHO questions----</text:p>
              <text:p text:style-name="Standard"><text:span text:style-name="T2">S</text:span><text:span text:style-name="T3"><text:tab/>What do you </text:span><text:span text:style-name="T4">S</text:span><text:span text:style-name="T3">ee and hear?</text:span></text:p>
              <text:p text:style-name="Standard"><text:span text:style-name="T2">H</text:span><text:span text:style-name="T3"><text:tab/>What is </text:span><text:span text:style-name="T4">H</text:span><text:span text:style-name="T3">appening (Problem)?</text:span></text:p>
              <text:p text:style-name="Standard"><text:span text:style-name="T2">O</text:span><text:span text:style-name="T3"><text:tab/>Does it happen in </text:span><text:span text:style-name="T4">O</text:span><text:span text:style-name="T3">ur place?</text:span></text:p>
              <text:p text:style-name="P5"/>
            </table:table-cell>
            <table:table-cell table:style-name="Table1.A2" office:value-type="string">
              <text:p text:style-name="P6"/>
              <text:p text:style-name="P7">5”</text:p>
            </table:table-cell>
            <table:table-cell table:style-name="Table1.A2" office:value-type="string">
              <text:p text:style-name="Standard"/>
              <text:p text:style-name="P9">What is happening?</text:p>
              <text:p text:style-name="P9">How does the program know which to draw?</text:p>
              <text:p text:style-name="P9">What is the background doing?</text:p>
            </table:table-cell>
          </table:table-row>
          <table:table-row table:style-name="Table1.1">
            <table:table-cell table:style-name="Table1.A2" office:value-type="string">
              <text:p text:style-name="P12">When in doubt, make Pong!</text:p>
              <text:p text:style-name="P12"/>
              <text:p text:style-name="P12">How do you play Pong!?</text:p>
              <text:p text:style-name="P12"/>
              <text:p text:style-name="P12"/>
              <text:p text:style-name="P12"/>
              <text:p text:style-name="P12"/>
              <text:p text:style-name="P12">What ingredients does Pong! Need?</text:p>
              <text:p text:style-name="P12"/>
              <text:p text:style-name="P12"/>
              <text:p text:style-name="P12"/>
              <text:p text:style-name="P12"/>
              <text:p text:style-name="P12">What behaviors does each ingredient need?</text:p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>Write the pseudocode for pong (see the answer to above but write in chronological order)</text:p>
              <text:p text:style-name="P12"/>
              <text:p text:style-name="P12">Nouns = sprites</text:p>
              <text:p text:style-name="P12">Verbs = scripts</text:p>
              <text:p text:style-name="P12"/>
              <text:p text:style-name="P12">Write the code!</text:p>
              <text:p text:style-name="P12"/>
              <text:p text:style-name="P12">Refactor</text:p>
              <text:list xml:id="list5039242963812933926" text:style-name="L1">
                <text:list-item>
                  <text:p text:style-name="P19">Add a starter</text:p>
                </text:list-item>
                <text:list-item>
                  <text:p text:style-name="P19">Add score keeping</text:p>
                </text:list-item>
                <text:list-item>
                  <text:p text:style-name="P19">Add a score announcement</text:p>
                </text:list-item>
              </text:list>
            </table:table-cell>
            <table:table-cell table:style-name="Table1.A2" office:value-type="string">
              <text:p text:style-name="P14">45”</text:p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  <text:p text:style-name="P14"/>
            </table:table-cell>
            <table:table-cell table:style-name="Table1.A2" office:value-type="string">
              <text:p text:style-name="P12"/>
              <text:p text:style-name="P12"/>
              <text:p text:style-name="P12">Single player pong – ball falls down, you have a paddle to send it back up, if the ball hits a wall it bounces, if it hits the top it bounces, if it hits the bottom (i.e. past the paddle) you loose.</text:p>
              <text:p text:style-name="P12"/>
              <text:list xml:id="list4138662581406911067" text:style-name="L2">
                <text:list-item>
                  <text:p text:style-name="P20">Walls</text:p>
                </text:list-item>
                <text:list-item>
                  <text:p text:style-name="P20">Ball</text:p>
                </text:list-item>
                <text:list-item>
                  <text:p text:style-name="P20">Paddle</text:p>
                </text:list-item>
                <text:list-item>
                  <text:p text:style-name="P20">Back wall</text:p>
                </text:list-item>
              </text:list>
              <text:p text:style-name="P12"/>
              <text:p text:style-name="P12">Walls – bounce the ball back</text:p>
              <text:p text:style-name="P12">Paddle – bounce the ball back</text:p>
              <text:p text:style-name="P12">Back wall – end the game</text:p>
              <text:p text:style-name="P12">Ball – move around, bounce off walls, bounce off paddle, die if it hits the back wall</text:p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/>
              <text:p text:style-name="P12">Pong.sb</text:p>
              <text:p text:style-name="P12"/>
              <text:p text:style-name="P13">MyPong.sb</text:p>
            </table:table-cell>
          </table:table-row>
          <table:table-row table:style-name="Table1.1">
            <table:table-cell table:style-name="Table1.A2" office:value-type="string">
              <text:p text:style-name="P10">Race the sprites!<office:annotation><dc:creator>Thomas Hicks</dc:creator><dc:date>2016-03-28T13:09:45.351584454</dc:date><text:p text:style-name="P23"><text:span text:style-name="T8">When I did this with adults I discovered they spent the whole time doing the Pong game – moved the race to the next lesson (Broadcasts 2).</text:span></text:p></office:annotation></text:p>
              <text:p text:style-name="P10"/>
              <text:p text:style-name="P10">1. Make an animation of Scratchy walking across the screen. <text:s/>Make sure he starts at the left edge and walks to the right side, make sure he goes all the way to the right side.</text:p>
              <text:p text:style-name="P10"/>
              <text:p text:style-name="P10"/>
              <text:p text:style-name="Standard"/>
            </table:table-cell>
            <table:table-cell table:style-name="Table1.A2" office:value-type="string">
              <text:p text:style-name="P14">10”</text:p>
            </table:table-cell>
            <table:table-cell table:style-name="Table1.A2" office:value-type="string">
              <text:p text:style-name="Standard"/>
            </table:table-cell>
          </table:table-row>
          <text:soft-page-break/>
          <table:table-row table:style-name="Table1.5">
            <table:table-cell table:style-name="Table1.A2" office:value-type="string">
              <text:p text:style-name="P10">2. Make an animation of another sprite (the bat is good) moving across the screen. Be sure to use the costume changes to make the animation look right. <text:s/>He should start at the left side and move to the right side but underneath where Scratchy walks.</text:p>
            </table:table-cell>
            <table:table-cell table:style-name="Table1.A2" office:value-type="string">
              <text:p text:style-name="P14">10”</text:p>
            </table:table-cell>
            <table:table-cell table:style-name="Table1.A2" office:value-type="string">
              <text:p text:style-name="Standard"/>
              <text:p text:style-name="Standard"/>
            </table:table-cell>
          </table:table-row>
          <table:table-row table:style-name="Table1.1">
            <table:table-cell table:style-name="Table1.A2" office:value-type="string">
              <text:p text:style-name="P10">3. Make and animation of another sprite (I used the break dancer), follow the same instructions, keep him in a lane under the other two sprites.</text:p>
            </table:table-cell>
            <table:table-cell table:style-name="Table1.A2" office:value-type="string">
              <text:p text:style-name="P14">10”</text:p>
            </table:table-cell>
            <table:table-cell table:style-name="Table1.A2" office:value-type="string">
              <text:p text:style-name="Standard"/>
              <text:p text:style-name="Standard"/>
              <text:p text:style-name="P10">When you have all three animations done run the race! <text:s/>Do they all start at the same time? Do they all arrive in the same place at the same time?</text:p>
              <text:p text:style-name="P10"/>
              <text:p text:style-name="P10"/>
              <text:p text:style-name="Standard"/>
            </table:table-cell>
          </table:table-row>
          <table:table-row table:style-name="Table1.1">
            <table:table-cell table:style-name="Table1.A7" office:value-type="string">
              <text:p text:style-name="P11">What if we wanted to have all the sprites start at the same time? <text:s/>We could have a starter for our race (I used the starfish) call out “Get Ready!”, “Get Set!”, “Go!” <text:s/>But the announcer needs to make sure no one cheats – how can you prevent the racers from starting too early?</text:p>
            </table:table-cell>
            <table:table-cell table:style-name="Table1.A7" office:value-type="string">
              <text:p text:style-name="P14">15”</text:p>
            </table:table-cell>
            <table:table-cell table:style-name="Table1.A7" office:value-type="string">
              <text:p text:style-name="Standard"/>
            </table:table-cell>
          </table:table-row>
        </table:table>
        <text:p text:style-name="Standard"><text:span text:style-name="Style_20_Heading_20_4_20__2b__20_Bold_20_Underline_20_Char">ATTITUDE:</text:span> <text:s text:c="2"/></text:p>
        <text:p text:style-name="Standard"><text:span text:style-name="Style_20_Heading_20_4_20__2b__20_Bold_20_Underline_20_Char">SKILL:</text:span> <text:s/><text:span text:style-name="T6">Student will be comfortable with broadcasts in Scratch, be set up to understand function calls in other languages.</text:span></text:p>
        <text:p text:style-name="Standard"><text:span text:style-name="Style_20_Heading_20_4_20__2b__20_Bold_20_Underline_20_Char">EVALUATION:</text:span> <text:span text:style-name="T6">The race works – all sprites start at the same time, someone wins.</text:span></text:p>
        <text:p text:style-name="Standard"><text:span text:style-name="Style_20_Heading_20_4_20__2b__20_Bold_20_Underline_20_Char">MATERIALS:</text:span><text:tab/><text:span text:style-name="T6">Scratch 1.4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8"/>
            </table:table-cell>
          </table:table-row>
        </table:table>
      </text:section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urce Han Sans CN Normal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Arial" fo:font-family="Arial" style:font-family-generic="swiss" style:font-pitch="variable" fo:font-size="10pt" fo:language="en" fo:country="US" style:font-name-asian="SimSun" style:font-family-asian="SimSun, 宋体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/>
      <style:text-properties style:font-name="Verdana" fo:font-family="Verdana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Verdana" style:font-family-complex="Verdana" style:font-family-generic-complex="swiss" style:font-pitch-complex="variable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5.4in" fo:margin-right="0in" fo:text-align="center" style:justify-single-word="false" fo:text-indent="-5.4in" style:auto-text-indent="false" fo:keep-with-next="always">
        <style:tab-stops>
          <style:tab-stop style:position="0in"/>
          <style:tab-stop style:position="0.3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fo:font-size="12pt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in" loext:contextual-spacing="false">
        <style:tab-stops>
          <style:tab-stop style:position="0.3in"/>
        </style:tab-stops>
      </style:paragraph-properties>
      <style:text-properties style:text-underline-style="solid" style:text-underline-width="auto" style:text-underline-color="font-color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in" loext:contextual-spacing="false"/>
    </style:style>
    <style:style style:name="Heading_20_5" style:display-name="Heading 5" style:family="paragraph" style:parent-style-name="Standard" style:next-style-name="Standard" style:default-outline-level="5" style:list-style-name="WW8Num20" style:class="text">
      <style:paragraph-properties fo:margin-left="0.1598in" fo:margin-right="0in" fo:margin-top="0.0417in" fo:margin-bottom="0.0417in" loext:contextual-spacing="false" fo:text-indent="-0.1299in" style:auto-text-indent="false">
        <style:tab-stops>
          <style:tab-stop style:position="0.1583in"/>
        </style:tab-stops>
      </style:paragraph-properties>
      <style:text-properties style:font-size-complex="13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justify" style:justify-single-word="false" fo:text-indent="0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0.6in" fo:margin-right="0in" fo:text-align="justify" style:justify-single-word="false" fo:text-indent="-0.2252in" style:auto-text-indent="false">
        <style:tab-stops>
          <style:tab-stop style:position="0in"/>
          <style:tab-stop style:position="0.3752in"/>
          <style:tab-stop style:position="0.6in"/>
          <style:tab-stop style:position="0.9in"/>
          <style:tab-stop style:position="1.2in"/>
          <style:tab-stop style:position="1.5in"/>
          <style:tab-stop style:position="1.8in"/>
          <style:tab-stop style:position="2.1in"/>
          <style:tab-stop style:position="2.4in"/>
          <style:tab-stop style:position="2.7in"/>
          <style:tab-stop style:position="3in"/>
          <style:tab-stop style:position="3.3in"/>
          <style:tab-stop style:position="3.6in"/>
          <style:tab-stop style:position="3.9in"/>
          <style:tab-stop style:position="4.2in"/>
          <style:tab-stop style:position="4.5in"/>
          <style:tab-stop style:position="4.8in"/>
          <style:tab-stop style:position="5.1in"/>
          <style:tab-stop style:position="5.4in"/>
          <style:tab-stop style:position="5.7in"/>
          <style:tab-stop style:position="6in"/>
          <style:tab-stop style:position="6.3in"/>
          <style:tab-stop style:position="6.6in"/>
          <style:tab-stop style:position="6.9in"/>
          <style:tab-stop style:position="7.2in"/>
          <style:tab-stop style:position="7.5in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top="0in" fo:margin-bottom="0.0835in" loext:contextual-spacing="false" fo:line-height="200%"/>
    </style:style>
    <style:style style:name="Level_20_1" style:display-name="Level 1" style:family="paragraph" style:parent-style-name="Standard">
      <style:paragraph-properties fo:margin-left="0.5in" fo:margin-right="0in" fo:text-indent="-0.5in" style:auto-text-indent="false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Style_20_Heading_20_1_20__2b__20_Left_3a__20__20_0_22_" style:display-name="Style Heading 1 + Left:  0&quot;" style:family="paragraph" style:parent-style-name="Heading_20_1">
      <style:paragraph-properties fo:margin-left="0in" fo:margin-right="0in" fo:margin-top="0.1665in" fo:margin-bottom="0.0417in" loext:contextual-spacing="false" fo:text-align="center" style:justify-single-word="false" fo:orphans="2" fo:widows="2" fo:text-indent="0in" style:auto-text-indent="false">
        <style:tab-stops/>
      </style:paragraph-properties>
      <style:text-properties style:font-name="Arial Black" fo:font-family="'Arial Black'" style:font-family-generic="swiss" style:font-pitch="variable" fo:font-size="16pt" style:letter-kerning="true" style:font-name-asian="Times New Roman" style:font-family-asian="'Times New Roman'" style:font-family-generic-asian="roman" style:font-pitch-asian="variable" style:font-size-asian="16pt" style:font-name-complex="Arial Black" style:font-family-complex="'Arial Black'" style:font-family-generic-complex="swiss" style:font-pitch-complex="variable" style:font-weight-complex="bold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Style1" style:family="paragraph" style:parent-style-name="Heading_20_1">
      <style:text-properties fo:font-size="12pt" style:font-size-asian="12pt"/>
    </style:style>
    <style:style style:name="Style2" style:family="paragraph" style:parent-style-name="Heading_20_1">
      <style:text-properties fo:font-size="12pt" style:font-size-asian="12pt" style:font-size-complex="12pt"/>
    </style:style>
    <style:style style:name="Style3" style:family="paragraph" style:parent-style-name="Heading_20_1">
      <style:paragraph-properties fo:text-align="center" style:justify-single-word="false"/>
      <style:text-properties fo:font-size="12pt" fo:font-weight="normal" style:font-size-asian="12pt" style:font-weight-asian="normal" style:font-size-complex="12pt"/>
    </style:style>
    <style:style style:name="Style4" style:family="paragraph" style:parent-style-name="Standard">
      <style:text-properties style:font-weight-complex="bold"/>
    </style:style>
    <style:style style:name="Style_20_26_20_pt_20_Before_3a__20__20_12_20_pt_20_After_3a__20__20_12_20_pt" style:display-name="Style 26 pt Before:  12 pt After:  12 pt" style:family="paragraph" style:parent-style-name="Standard">
      <style:paragraph-properties fo:margin-top="0.0835in" fo:margin-bottom="0.0835in" loext:contextual-spacing="false"/>
      <style:text-properties fo:font-size="26pt" style:font-size-asian="26pt"/>
    </style:style>
    <style:style style:name="Style_20_Heading_20_4_20__2b__20_Bold_20_Underline" style:display-name="Style Heading 4 + Bold Underline" style:family="paragraph" style:parent-style-name="Heading_20_4">
      <style:text-properties style:text-underline-style="solid" style:text-underline-width="auto" style:text-underline-color="font-color"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class="index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Arial" fo:font-family="Arial" style:font-family-generic="swiss" style:font-pitch="variable" style:font-name-asian="Arial Unicode MS" style:font-family-asian="'Arial Unicode MS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style:font-name-asian="SimSun" style:font-family-asian="SimSun, 宋体" style:font-pitch-asian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/>
    <style:style style:name="WW8Num2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language="en" fo:country="US" fo:font-weight="bold" style:font-name-asian="SimSun" style:font-family-asian="SimSun, 宋体" style:font-pitch-asian="variable" style:font-weight-asian="bold" style:font-name-complex="Arial" style:font-family-complex="Arial" style:font-family-generic-complex="swiss" style:font-pitch-complex="variable" style:language-complex="ar" style:country-complex="SA" style:font-style-complex="italic" style:font-weight-complex="bold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language="en" fo:country="US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swiss" style:font-pitch="variable" fo:language="en" fo:country="US" style:text-underline-style="solid" style:text-underline-width="auto" style:text-underline-color="font-color" style:font-name-asian="SimSun" style:font-family-asian="SimSun, 宋体" style:font-pitch-asian="variable" style:font-name-complex="Arial" style:font-family-complex="Arial" style:font-family-generic-complex="swiss" style:font-pitch-complex="variable" style:language-complex="ar" style:country-complex="SA"/>
    </style:style>
    <style:style style:name="Style_20_Heading_20_4_20__2b__20_Bold_20_Underline_20_Char" style:display-name="Style Heading 4 + Bold Underline Char" style:family="text" style:parent-style-name="Heading_20_4_20_Char">
      <style:text-properties style:text-underline-style="solid" style:text-underline-width="auto" style:text-underline-color="font-color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2pt" fo:language="en" fo:country="US" fo:font-weight="bold" style:font-name-asian="SimSun" style:font-family-asian="SimSun, 宋体" style:font-pitch-asian="variable" style:font-size-asian="12pt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Chapter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9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0.4083in" fo:text-indent="-0.25in" fo:margin-left="0.4083in"/>
        </style:list-level-properties>
        <style:text-properties style:font-name="Aria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4083in" fo:text-indent="-0.25in" fo:margin-left="3.4083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9083in" fo:text-indent="-0.25in" fo:margin-left="3.9083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083in" fo:text-indent="-0.25in" fo:margin-left="4.408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19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bullet text:level="2" text:style-name="WW8Num22z1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56in" table:align="left" style:writing-mode="lr-tb"/>
    </style:style>
    <style:style style:name="Table3.A" style:family="table-column">
      <style:table-column-properties style:column-width="3.3028in"/>
    </style:style>
    <style:style style:name="Table3.B" style:family="table-column">
      <style:table-column-properties style:column-width="0.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none" fo:border-right="none" fo:border-top="1.5pt solid #000000" fo:border-bottom="1.5pt solid #000000" style:writing-mode="lr-tb"/>
    </style:style>
    <style:style style:name="MP1" style:family="paragraph" style:parent-style-name="Footer">
      <style:paragraph-properties fo:margin-left="0in" fo:margin-right="0.25in" fo:text-align="end" style:justify-single-word="false" fo:text-indent="0.25in" style:auto-text-indent="false"/>
      <style:text-properties style:font-name-asian="Arial"/>
    </style:style>
    <style:style style:name="MP2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P3" style:family="paragraph" style:parent-style-name="Standard">
      <style:paragraph-properties fo:line-height="0.1193in"/>
    </style:style>
    <style:style style:name="MP4" style:family="paragraph" style:parent-style-name="Footer">
      <style:paragraph-properties fo:text-align="end" style:justify-single-word="false"/>
    </style:style>
    <style:style style:name="MT1" style:family="text"/>
    <style:style style:name="MT2" style:family="text">
      <style:text-properties style:font-name-asian="Arial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outside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5in" fo:margin-bottom="0.5in" fo:margin-left="0.7in" fo:margin-right="0.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draw:frame draw:style-name="Mfr1" draw:name="Frame1" text:anchor-type="paragraph" svg:y="0.0008in" draw:z-index="1"><draw:text-box fo:min-height="0.0228in" fo:min-width="0.0161in"><text:p text:style-name="Footer"><text:span text:style-name="Page_20_Number"><text:page-number text:select-page="current">2</text:page-number></text:span></text:p></draw:text-box></draw:frame> <text:s/></text:p>
      </style:footer>
    </style:master-page>
    <style:master-page style:name="Convert_20_1" style:display-name="Convert 1" style:page-layout-name="Mpm1">
      <style:header>
        <text:p text:style-name="MP2">THE CTT PROCESS</text:p>
        <table:table table:name="Table3" table:style-name="Table3">
          <table:table-column table:style-name="Table3.A"/>
          <table:table-column table:style-name="Table3.B"/>
          <table:table-column table:style-name="Table3.A"/>
          <table:table-row table:style-name="Table3.1">
            <table:table-cell table:style-name="Table3.A1" office:value-type="string">
              <text:p text:style-name="Standard">METHOD</text:p>
            </table:table-cell>
            <table:table-cell table:style-name="Table3.A1" office:value-type="string">
              <text:p text:style-name="Standard">TIME</text:p>
            </table:table-cell>
            <table:table-cell table:style-name="Table3.A1" office:value-type="string">
              <text:p text:style-name="Standard">KNOWLEDGE</text:p>
            </table:table-cell>
          </table:table-row>
        </table:table>
        <text:p text:style-name="MP3"/>
      </style:header>
      <style:footer>
        <text:p text:style-name="MP1"><draw:frame draw:style-name="Mfr1" draw:name="Frame2" text:anchor-type="paragraph" svg:y="0.0008in" draw:z-index="0"><draw:text-box fo:min-height="0.0228in" fo:min-width="0.0161in"><text:p text:style-name="Footer"><text:span text:style-name="Page_20_Number"><text:page-number text:select-page="current">0</text:page-number></text:span></text:p></draw:text-box></draw:frame> <text:s/></text:p>
      </style:footer>
    </style:master-page>
    <style:master-page style:name="Convert_20_2" style:display-name="Convert 2" style:page-layout-name="Mpm1">
      <style:header>
        <text:p text:style-name="Header"/>
      </style:header>
      <style:footer>
        <text:p text:style-name="MP4"><text:span text:style-name="Page_20_Number"><text:span text:style-name="MT2">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E Lesson Plan</dc:title>
    <meta:creation-date>2016-03-16T16:43:51.658960132</meta:creation-date>
    <meta:editing-cycles>10</meta:editing-cycles>
    <meta:editing-duration>PT3H21M55S</meta:editing-duration>
    <meta:generator>LibreOffice/5.1.1.3$Linux_X86_64 LibreOffice_project/10m0$Build-3</meta:generator>
    <meta:initial-creator>Thomas Hicks</meta:initial-creator>
    <dc:date>2016-03-28T13:10:13.750444215</dc:date>
    <dc:creator>Thomas Hicks</dc:creator>
    <meta:printed-by>Thomas Hicks</meta:printed-by>
    <meta:print-date>2016-03-21T17:24:02.417214723</meta:print-date>
    <meta:document-statistic meta:table-count="3" meta:image-count="0" meta:object-count="0" meta:page-count="3" meta:paragraph-count="65" meta:word-count="483" meta:character-count="2614" meta:non-whitespace-character-count="2171"/>
    <meta:template xlink:type="simple" xlink:actuate="onRequest" xlink:title="CHE Lesson Plan" xlink:href="../../../../../../.config/libreoffice/4/user/template/CHE%20Lesson%20Plan.ott" meta:date="2016-03-16T16:43:51.151616943"/>
  </office:meta>
</office:document-meta>
</file>